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 style:list-style-name="L1">
      <style:text-properties fo:font-variant="normal" fo:text-transform="none" officeooo:rsid="000ba8ac" officeooo:paragraph-rsid="000ba8ac"/>
    </style:style>
    <style:style style:name="P2" style:family="paragraph" style:parent-style-name="Standard" style:list-style-name="L1">
      <style:text-properties fo:text-transform="lowercase" officeooo:rsid="000ba8ac" officeooo:paragraph-rsid="000ba8ac"/>
    </style:style>
    <style:style style:name="P3" style:family="paragraph" style:parent-style-name="Standard" style:list-style-name="L1">
      <style:text-properties fo:font-variant="normal" fo:text-transform="none" style:text-position="super 58%" officeooo:rsid="000ce99f" officeooo:paragraph-rsid="000ce99f"/>
    </style:style>
    <style:style style:name="P4" style:family="paragraph" style:parent-style-name="Standard">
      <style:text-properties fo:text-transform="lowercase" officeooo:rsid="000ba8ac" officeooo:paragraph-rsid="000ba8ac"/>
    </style:style>
    <style:style style:name="P5" style:family="paragraph" style:parent-style-name="Standard" style:list-style-name="L2">
      <style:text-properties fo:font-variant="normal" fo:text-transform="none" officeooo:rsid="000ba8ac" officeooo:paragraph-rsid="000ba8ac"/>
    </style:style>
    <style:style style:name="P6" style:family="paragraph" style:parent-style-name="Standard" style:list-style-name="L2">
      <style:text-properties fo:text-transform="capitalize" officeooo:rsid="000ba8ac" officeooo:paragraph-rsid="000ba8ac"/>
    </style:style>
    <style:style style:name="P7" style:family="paragraph" style:parent-style-name="Standard" style:list-style-name="L2">
      <style:text-properties fo:font-variant="small-caps" officeooo:rsid="000ba8ac" officeooo:paragraph-rsid="000ba8ac"/>
    </style:style>
    <style:style style:name="P8" style:family="paragraph" style:parent-style-name="Standard" style:list-style-name="L2">
      <style:text-properties fo:text-transform="uppercase" officeooo:rsid="000ba8ac" officeooo:paragraph-rsid="000ba8ac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 text:start-value="1">
          <text:p text:style-name="P1">no case – this is a capital letter numbering style</text:p>
        </text:list-item>
        <text:list-item text:start-value="1">
          <text:p text:style-name="P2">LowErCaSe</text:p>
        </text:list-item>
        <text:list-item text:start-value="1">
          <text:p text:style-name="P3">superscript</text:p>
        </text:list-item>
      </text:list>
      <text:p text:style-name="P4"/>
      <text:list text:style-name="L2">
        <text:list-item text:start-value="1">
          <text:p text:style-name="P5">no case – this is a small letter numbering style</text:p>
        </text:list-item>
        <text:list-item text:start-value="1">
          <text:p text:style-name="P6">titleCaSe</text:p>
        </text:list-item>
        <text:list-item text:start-value="1">
          <text:p text:style-name="P7">small caps</text:p>
        </text:list-item>
        <text:list-item text:start-value="1">
          <text:p text:style-name="P8">uppercas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72in" style:type="center"/>
          <style:tab-stop style:position="4.254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72in" style:type="center"/>
          <style:tab-stop style:position="4.2547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a8ac" officeooo:paragraph-rsid="000ba8ac"/>
    </style:style>
    <style:page-layout style:name="Mpm1">
      <style:page-layout-properties fo:page-width="5.8299in" fo:page-height="4.129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4.1299in" fo:page-height="5.829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4.1299in" fo:page-height="5.829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4.1299in" fo:page-height="5.829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4.1299in" fo:page-height="5.829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4.1299in" fo:page-height="5.829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5.8299in" fo:page-height="4.129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ow Format – Character – Effects – Case affects numbering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09:31:20.702520154</meta:creation-date>
    <dc:date>2024-06-24T14:32:13.967362811</dc:date>
    <meta:editing-duration>PT12M7S</meta:editing-duration>
    <meta:editing-cycles>5</meta:editing-cycles>
    <meta:generator>LibreOfficeDev/25.2.0.0.alpha0$Linux_X86_64 LibreOffice_project/e694a9e2ff3c0ccc7d0e7e8e596ca86a6baa4585</meta:generator>
    <meta:document-statistic meta:table-count="0" meta:image-count="0" meta:object-count="0" meta:page-count="1" meta:paragraph-count="8" meta:word-count="38" meta:character-count="217" meta:non-whitespace-character-count="189"/>
  </office:meta>
</office:document-meta>
</file>